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DB16D684671DD303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lovni list1" table:style-name="ta1">
        <table:shapes>
          <draw:frame draw:z-index="0" draw:style-name="gr1" draw:text-style-name="P1" svg:width="15.999cm" svg:height="8.999cm" svg:x="3.477cm" svg:y="0.1cm">
            <draw:object draw:notify-on-update-of-ranges="'Delovni list1'.A1:'Delovni list1'.A30 'Delovni list1'.B1:'Delovni list1'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table:formula="of:=RAND()*10" office:value-type="float" office:value="2.83991354856984" calcext:value-type="float">
            <text:p>2,840</text:p>
          </table:table-cell>
          <table:table-cell table:formula="of:=RAND()*10" office:value-type="float" office:value="5.90718413320949" calcext:value-type="float">
            <text:p>5,907</text:p>
          </table:table-cell>
        </table:table-row>
        <table:table-row table:style-name="ro1">
          <table:table-cell table:formula="of:=RAND()*10" office:value-type="float" office:value="3.29500631469549" calcext:value-type="float">
            <text:p>3,295</text:p>
          </table:table-cell>
          <table:table-cell table:formula="of:=RAND()*10" office:value-type="float" office:value="5.48538954340683" calcext:value-type="float">
            <text:p>5,485</text:p>
          </table:table-cell>
        </table:table-row>
        <table:table-row table:style-name="ro1">
          <table:table-cell table:formula="of:=RAND()*10" office:value-type="float" office:value="4.23982836088743" calcext:value-type="float">
            <text:p>4,240</text:p>
          </table:table-cell>
          <table:table-cell table:formula="of:=RAND()*10" office:value-type="float" office:value="0.921284854756838" calcext:value-type="float">
            <text:p>0,921</text:p>
          </table:table-cell>
        </table:table-row>
        <table:table-row table:style-name="ro1">
          <table:table-cell table:formula="of:=RAND()*10" office:value-type="float" office:value="8.89700265553177" calcext:value-type="float">
            <text:p>8,897</text:p>
          </table:table-cell>
          <table:table-cell table:formula="of:=RAND()*10" office:value-type="float" office:value="4.77829165007319" calcext:value-type="float">
            <text:p>4,778</text:p>
          </table:table-cell>
        </table:table-row>
        <table:table-row table:style-name="ro1">
          <table:table-cell table:formula="of:=RAND()*10" office:value-type="float" office:value="3.19966340396737" calcext:value-type="float">
            <text:p>3,200</text:p>
          </table:table-cell>
          <table:table-cell table:formula="of:=RAND()*10" office:value-type="float" office:value="4.74961840107367" calcext:value-type="float">
            <text:p>4,750</text:p>
          </table:table-cell>
        </table:table-row>
        <table:table-row table:style-name="ro1">
          <table:table-cell table:formula="of:=RAND()*10" office:value-type="float" office:value="4.49190184534652" calcext:value-type="float">
            <text:p>4,492</text:p>
          </table:table-cell>
          <table:table-cell table:formula="of:=RAND()*10" office:value-type="float" office:value="8.59087801580117" calcext:value-type="float">
            <text:p>8,591</text:p>
          </table:table-cell>
        </table:table-row>
        <table:table-row table:style-name="ro1">
          <table:table-cell table:formula="of:=RAND()*10" office:value-type="float" office:value="0.873795501432415" calcext:value-type="float">
            <text:p>0,874</text:p>
          </table:table-cell>
          <table:table-cell table:formula="of:=RAND()*10" office:value-type="float" office:value="3.35993857485228" calcext:value-type="float">
            <text:p>3,360</text:p>
          </table:table-cell>
        </table:table-row>
        <table:table-row table:style-name="ro1">
          <table:table-cell table:formula="of:=RAND()*10" office:value-type="float" office:value="5.30360851821344" calcext:value-type="float">
            <text:p>5,304</text:p>
          </table:table-cell>
          <table:table-cell table:formula="of:=RAND()*10" office:value-type="float" office:value="7.63892802946389" calcext:value-type="float">
            <text:p>7,639</text:p>
          </table:table-cell>
        </table:table-row>
        <table:table-row table:style-name="ro1">
          <table:table-cell table:formula="of:=RAND()*10" office:value-type="float" office:value="3.0006259711895" calcext:value-type="float">
            <text:p>3,001</text:p>
          </table:table-cell>
          <table:table-cell table:formula="of:=RAND()*10" office:value-type="float" office:value="1.3929599264102" calcext:value-type="float">
            <text:p>1,393</text:p>
          </table:table-cell>
        </table:table-row>
        <table:table-row table:style-name="ro1">
          <table:table-cell table:formula="of:=RAND()*10" office:value-type="float" office:value="2.6955771874185" calcext:value-type="float">
            <text:p>2,696</text:p>
          </table:table-cell>
          <table:table-cell table:formula="of:=RAND()*10" office:value-type="float" office:value="7.96420876010995" calcext:value-type="float">
            <text:p>7,964</text:p>
          </table:table-cell>
        </table:table-row>
        <table:table-row table:style-name="ro1">
          <table:table-cell table:formula="of:=RAND()*10" office:value-type="float" office:value="8.01957913128677" calcext:value-type="float">
            <text:p>8,020</text:p>
          </table:table-cell>
          <table:table-cell table:formula="of:=RAND()*10" office:value-type="float" office:value="4.66278157748291" calcext:value-type="float">
            <text:p>4,663</text:p>
          </table:table-cell>
        </table:table-row>
        <table:table-row table:style-name="ro1">
          <table:table-cell table:formula="of:=RAND()*10" office:value-type="float" office:value="9.7411346649257" calcext:value-type="float">
            <text:p>9,741</text:p>
          </table:table-cell>
          <table:table-cell table:formula="of:=RAND()*10" office:value-type="float" office:value="1.11688916348838" calcext:value-type="float">
            <text:p>1,117</text:p>
          </table:table-cell>
        </table:table-row>
        <table:table-row table:style-name="ro1">
          <table:table-cell table:formula="of:=RAND()*10" office:value-type="float" office:value="6.20532754643661" calcext:value-type="float">
            <text:p>6,205</text:p>
          </table:table-cell>
          <table:table-cell table:formula="of:=RAND()*10" office:value-type="float" office:value="8.6607912550072" calcext:value-type="float">
            <text:p>8,661</text:p>
          </table:table-cell>
        </table:table-row>
        <table:table-row table:style-name="ro1">
          <table:table-cell table:formula="of:=RAND()*10" office:value-type="float" office:value="0.070320057874462" calcext:value-type="float">
            <text:p>0,070</text:p>
          </table:table-cell>
          <table:table-cell table:formula="of:=RAND()*10" office:value-type="float" office:value="2.40794988459768" calcext:value-type="float">
            <text:p>2,408</text:p>
          </table:table-cell>
        </table:table-row>
        <table:table-row table:style-name="ro1">
          <table:table-cell table:formula="of:=RAND()*10" office:value-type="float" office:value="3.15263125287807" calcext:value-type="float">
            <text:p>3,153</text:p>
          </table:table-cell>
          <table:table-cell table:formula="of:=RAND()*10" office:value-type="float" office:value="1.93670169695498" calcext:value-type="float">
            <text:p>1,937</text:p>
          </table:table-cell>
        </table:table-row>
        <table:table-row table:style-name="ro1">
          <table:table-cell table:formula="of:=RAND()*10" office:value-type="float" office:value="2.02942229365133" calcext:value-type="float">
            <text:p>2,029</text:p>
          </table:table-cell>
          <table:table-cell table:formula="of:=RAND()*10" office:value-type="float" office:value="5.40213513167447" calcext:value-type="float">
            <text:p>5,402</text:p>
          </table:table-cell>
        </table:table-row>
        <table:table-row table:style-name="ro1">
          <table:table-cell table:formula="of:=RAND()*10" office:value-type="float" office:value="9.4001850710219" calcext:value-type="float">
            <text:p>9,400</text:p>
          </table:table-cell>
          <table:table-cell table:formula="of:=RAND()*10" office:value-type="float" office:value="1.41062010963024" calcext:value-type="float">
            <text:p>1,411</text:p>
          </table:table-cell>
        </table:table-row>
        <table:table-row table:style-name="ro1">
          <table:table-cell table:formula="of:=RAND()*10" office:value-type="float" office:value="5.17109580581502" calcext:value-type="float">
            <text:p>5,171</text:p>
          </table:table-cell>
          <table:table-cell table:formula="of:=RAND()*10" office:value-type="float" office:value="0.234897700832699" calcext:value-type="float">
            <text:p>0,235</text:p>
          </table:table-cell>
        </table:table-row>
        <table:table-row table:style-name="ro1">
          <table:table-cell table:formula="of:=RAND()*10" office:value-type="float" office:value="2.180025201636" calcext:value-type="float">
            <text:p>2,180</text:p>
          </table:table-cell>
          <table:table-cell table:formula="of:=RAND()*10" office:value-type="float" office:value="7.02689204891637" calcext:value-type="float">
            <text:p>7,027</text:p>
          </table:table-cell>
        </table:table-row>
        <table:table-row table:style-name="ro1">
          <table:table-cell table:formula="of:=RAND()*10" office:value-type="float" office:value="5.91295556659349" calcext:value-type="float">
            <text:p>5,913</text:p>
          </table:table-cell>
          <table:table-cell table:formula="of:=RAND()*10" office:value-type="float" office:value="7.8870550300668" calcext:value-type="float">
            <text:p>7,887</text:p>
          </table:table-cell>
        </table:table-row>
        <table:table-row table:style-name="ro1">
          <table:table-cell table:formula="of:=RAND()*10" office:value-type="float" office:value="2.76612259321985" calcext:value-type="float">
            <text:p>2,766</text:p>
          </table:table-cell>
          <table:table-cell table:formula="of:=RAND()*10" office:value-type="float" office:value="3.44876846681786" calcext:value-type="float">
            <text:p>3,449</text:p>
          </table:table-cell>
        </table:table-row>
        <table:table-row table:style-name="ro1">
          <table:table-cell table:formula="of:=RAND()*10" office:value-type="float" office:value="8.08623640764056" calcext:value-type="float">
            <text:p>8,086</text:p>
          </table:table-cell>
          <table:table-cell table:formula="of:=RAND()*10" office:value-type="float" office:value="6.37888879942135" calcext:value-type="float">
            <text:p>6,379</text:p>
          </table:table-cell>
        </table:table-row>
        <table:table-row table:style-name="ro1">
          <table:table-cell table:formula="of:=RAND()*10" office:value-type="float" office:value="7.99829201611022" calcext:value-type="float">
            <text:p>7,998</text:p>
          </table:table-cell>
          <table:table-cell table:formula="of:=RAND()*10" office:value-type="float" office:value="2.93444263611843" calcext:value-type="float">
            <text:p>2,934</text:p>
          </table:table-cell>
        </table:table-row>
        <table:table-row table:style-name="ro1">
          <table:table-cell table:formula="of:=RAND()*10" office:value-type="float" office:value="6.87007878603099" calcext:value-type="float">
            <text:p>6,870</text:p>
          </table:table-cell>
          <table:table-cell table:formula="of:=RAND()*10" office:value-type="float" office:value="7.65180636400148" calcext:value-type="float">
            <text:p>7,652</text:p>
          </table:table-cell>
        </table:table-row>
        <table:table-row table:style-name="ro1">
          <table:table-cell table:formula="of:=RAND()*10" office:value-type="float" office:value="6.43725027123249" calcext:value-type="float">
            <text:p>6,437</text:p>
          </table:table-cell>
          <table:table-cell table:formula="of:=RAND()*10" office:value-type="float" office:value="8.00257106727993" calcext:value-type="float">
            <text:p>8,003</text:p>
          </table:table-cell>
        </table:table-row>
        <table:table-row table:style-name="ro1">
          <table:table-cell table:formula="of:=RAND()*10" office:value-type="float" office:value="9.25990149218803" calcext:value-type="float">
            <text:p>9,260</text:p>
          </table:table-cell>
          <table:table-cell table:formula="of:=RAND()*10" office:value-type="float" office:value="2.17200897053262" calcext:value-type="float">
            <text:p>2,172</text:p>
          </table:table-cell>
        </table:table-row>
        <table:table-row table:style-name="ro1">
          <table:table-cell table:formula="of:=RAND()*10" office:value-type="float" office:value="8.34816631421051" calcext:value-type="float">
            <text:p>8,348</text:p>
          </table:table-cell>
          <table:table-cell table:formula="of:=RAND()*10" office:value-type="float" office:value="2.14152581304675" calcext:value-type="float">
            <text:p>2,142</text:p>
          </table:table-cell>
        </table:table-row>
        <table:table-row table:style-name="ro1">
          <table:table-cell table:formula="of:=RAND()*10" office:value-type="float" office:value="1.58950129839667" calcext:value-type="float">
            <text:p>1,590</text:p>
          </table:table-cell>
          <table:table-cell table:formula="of:=RAND()*10" office:value-type="float" office:value="5.60544589859838" calcext:value-type="float">
            <text:p>5,605</text:p>
          </table:table-cell>
        </table:table-row>
        <table:table-row table:style-name="ro1">
          <table:table-cell table:formula="of:=RAND()*10" office:value-type="float" office:value="1.76003715528345" calcext:value-type="float">
            <text:p>1,760</text:p>
          </table:table-cell>
          <table:table-cell table:formula="of:=RAND()*10" office:value-type="float" office:value="4.5588458218632" calcext:value-type="float">
            <text:p>4,559</text:p>
          </table:table-cell>
        </table:table-row>
        <table:table-row table:style-name="ro1">
          <table:table-cell table:formula="of:=RAND()*10" office:value-type="float" office:value="6.63309175098038" calcext:value-type="float">
            <text:p>6,633</text:p>
          </table:table-cell>
          <table:table-cell table:formula="of:=RAND()*10" office:value-type="float" office:value="8.5947670848941" calcext:value-type="float">
            <text:p>8,5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.00.0000</text:date>, <text:time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no Rode</meta:initial-creator>
    <meta:creation-date>2021-05-21T09:02:43.976842031</meta:creation-date>
    <dc:date>2021-05-21T09:14:48.757421965</dc:date>
    <dc:creator>Nino Rode</dc:creator>
    <meta:editing-duration>PT1M54S</meta:editing-duration>
    <meta:editing-cycles>1</meta:editing-cycles>
    <meta:document-statistic meta:table-count="1" meta:cell-count="6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1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DB16D684671DD303.svm"/>
      </style:chart-properties>
    </style:style>
    <style:style style:name="ch3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2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elovni list1'.A1:'Delovni list1'.B30" svg:x="0.32cm" svg:y="0.18cm" svg:width="15.36cm" svg:height="8.64cm">
          <chartooo:coordinate-region svg:x="1.418cm" svg:y="0.379cm" svg:width="13.559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Delovni list1'.B1:'Delovni list1'.B30" chart:class="chart:scatter">
            <chart:domain table:cell-range-address="'Delovni list1'.A1:'Delovni list1'.A30"/>
            <chart:data-point chart:repeated="3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lpec A</text:p>
              </table:table-cell>
              <table:table-cell office:value-type="string">
                <text:p>Stolpec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3991354856984">
                <text:p>2.83991354856984</text:p>
                <draw:g>
                  <svg:desc>'Delovni list1'.A1:'Delovni list1'.A30</svg:desc>
                </draw:g>
              </table:table-cell>
              <table:table-cell office:value-type="float" office:value="5.90718413320949">
                <text:p>5.90718413320949</text:p>
                <draw:g>
                  <svg:desc>'Delovni list1'.B1:'Delovni list1'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9500631469549">
                <text:p>3.29500631469549</text:p>
              </table:table-cell>
              <table:table-cell office:value-type="float" office:value="5.48538954340683">
                <text:p>5.48538954340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3982836088743">
                <text:p>4.23982836088743</text:p>
              </table:table-cell>
              <table:table-cell office:value-type="float" office:value="0.921284854756838">
                <text:p>0.921284854756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89700265553177">
                <text:p>8.89700265553177</text:p>
              </table:table-cell>
              <table:table-cell office:value-type="float" office:value="4.77829165007319">
                <text:p>4.77829165007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9966340396737">
                <text:p>3.19966340396737</text:p>
              </table:table-cell>
              <table:table-cell office:value-type="float" office:value="4.74961840107367">
                <text:p>4.74961840107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9190184534652">
                <text:p>4.49190184534652</text:p>
              </table:table-cell>
              <table:table-cell office:value-type="float" office:value="8.59087801580117">
                <text:p>8.59087801580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3795501432415">
                <text:p>0.873795501432415</text:p>
              </table:table-cell>
              <table:table-cell office:value-type="float" office:value="3.35993857485228">
                <text:p>3.3599385748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0360851821344">
                <text:p>5.30360851821344</text:p>
              </table:table-cell>
              <table:table-cell office:value-type="float" office:value="7.63892802946389">
                <text:p>7.63892802946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6259711895">
                <text:p>3.0006259711895</text:p>
              </table:table-cell>
              <table:table-cell office:value-type="float" office:value="1.3929599264102">
                <text:p>1.3929599264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955771874185">
                <text:p>2.6955771874185</text:p>
              </table:table-cell>
              <table:table-cell office:value-type="float" office:value="7.96420876010995">
                <text:p>7.96420876010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01957913128677">
                <text:p>8.01957913128677</text:p>
              </table:table-cell>
              <table:table-cell office:value-type="float" office:value="4.66278157748291">
                <text:p>4.66278157748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7411346649257">
                <text:p>9.7411346649257</text:p>
              </table:table-cell>
              <table:table-cell office:value-type="float" office:value="1.11688916348838">
                <text:p>1.116889163488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0532754643661">
                <text:p>6.20532754643661</text:p>
              </table:table-cell>
              <table:table-cell office:value-type="float" office:value="8.6607912550072">
                <text:p>8.6607912550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0320057874462">
                <text:p>0.070320057874462</text:p>
              </table:table-cell>
              <table:table-cell office:value-type="float" office:value="2.40794988459768">
                <text:p>2.40794988459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5263125287807">
                <text:p>3.15263125287807</text:p>
              </table:table-cell>
              <table:table-cell office:value-type="float" office:value="1.93670169695498">
                <text:p>1.936701696954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2942229365133">
                <text:p>2.02942229365133</text:p>
              </table:table-cell>
              <table:table-cell office:value-type="float" office:value="5.40213513167447">
                <text:p>5.40213513167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4001850710219">
                <text:p>9.4001850710219</text:p>
              </table:table-cell>
              <table:table-cell office:value-type="float" office:value="1.41062010963024">
                <text:p>1.41062010963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7109580581502">
                <text:p>5.17109580581502</text:p>
              </table:table-cell>
              <table:table-cell office:value-type="float" office:value="0.234897700832699">
                <text:p>0.234897700832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80025201636">
                <text:p>2.180025201636</text:p>
              </table:table-cell>
              <table:table-cell office:value-type="float" office:value="7.02689204891637">
                <text:p>7.026892048916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1295556659349">
                <text:p>5.91295556659349</text:p>
              </table:table-cell>
              <table:table-cell office:value-type="float" office:value="7.8870550300668">
                <text:p>7.8870550300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6612259321985">
                <text:p>2.76612259321985</text:p>
              </table:table-cell>
              <table:table-cell office:value-type="float" office:value="3.44876846681786">
                <text:p>3.448768466817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08623640764056">
                <text:p>8.08623640764056</text:p>
              </table:table-cell>
              <table:table-cell office:value-type="float" office:value="6.37888879942135">
                <text:p>6.378888799421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99829201611022">
                <text:p>7.99829201611022</text:p>
              </table:table-cell>
              <table:table-cell office:value-type="float" office:value="2.93444263611843">
                <text:p>2.934442636118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7007878603099">
                <text:p>6.87007878603099</text:p>
              </table:table-cell>
              <table:table-cell office:value-type="float" office:value="7.65180636400148">
                <text:p>7.65180636400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43725027123249">
                <text:p>6.43725027123249</text:p>
              </table:table-cell>
              <table:table-cell office:value-type="float" office:value="8.00257106727993">
                <text:p>8.002571067279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25990149218803">
                <text:p>9.25990149218803</text:p>
              </table:table-cell>
              <table:table-cell office:value-type="float" office:value="2.17200897053262">
                <text:p>2.17200897053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34816631421051">
                <text:p>8.34816631421051</text:p>
              </table:table-cell>
              <table:table-cell office:value-type="float" office:value="2.14152581304675">
                <text:p>2.1415258130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8950129839667">
                <text:p>1.58950129839667</text:p>
              </table:table-cell>
              <table:table-cell office:value-type="float" office:value="5.60544589859838">
                <text:p>5.605445898598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6003715528345">
                <text:p>1.76003715528345</text:p>
              </table:table-cell>
              <table:table-cell office:value-type="float" office:value="4.5588458218632">
                <text:p>4.5588458218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3309175098038">
                <text:p>6.63309175098038</text:p>
              </table:table-cell>
              <table:table-cell office:value-type="float" office:value="8.5947670848941">
                <text:p>8.5947670848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